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1.1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ccccff" fo:border="0.002cm solid #000000"/>
    </style:style>
    <style:style style:name="ce1" style:family="table-cell" style:parent-style-name="Default">
      <style:table-cell-properties fo:background-color="#ffcc99"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Bo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string">
            <text:p>report</text:p>
          </table:table-cell>
          <table:table-cell office:value-type="string">
            <text:p>Show quest items</text:p>
          </table:table-cell>
        </table:table-row>
        <table:table-row table:style-name="ro1">
          <table:table-cell/>
          <table:table-cell office:value-type="string">
            <text:p>u (use) [link]</text:p>
          </table:table-cell>
          <table:table-cell office:value-type="string">
            <text:p>Use item</text:p>
          </table:table-cell>
        </table:table-row>
        <table:table-row table:style-name="ro1">
          <table:table-cell/>
          <table:table-cell office:value-type="string">
            <text:p>e (equip) [link]</text:p>
          </table:table-cell>
          <table:table-cell office:value-type="string">
            <text:p>Equip item</text:p>
          </table:table-cell>
        </table:table-row>
        <table:table-row table:style-name="ro1">
          <table:table-cell/>
          <table:table-cell office:value-type="string">
            <text:p>r (reward) [link]</text:p>
          </table:table-cell>
          <table:table-cell office:value-type="string">
            <text:p>Reward item from ques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Move</text:p>
          </table:table-cell>
          <table:table-cell office:value-type="string">
            <text:p>attack</text:p>
          </table:table-cell>
          <table:table-cell office:value-type="string">
            <text:p>Attack my target</text:p>
          </table:table-cell>
        </table:table-row>
        <table:table-row table:style-name="ro1">
          <table:table-cell/>
          <table:table-cell office:value-type="string">
            <text:p>release</text:p>
          </table:table-cell>
          <table:table-cell office:value-type="string">
            <text:p>Release spirit (become ghost and auto-resurrect later)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Quest</text:p>
          </table:table-cell>
          <table:table-cell office:value-type="string">
            <text:p>quests</text:p>
          </table:table-cell>
          <table:table-cell office:value-type="string">
            <text:p>Show current quests</text:p>
          </table:table-cell>
        </table:table-row>
        <table:table-row table:style-name="ro1">
          <table:table-cell/>
          <table:table-cell office:value-type="string">
            <text:p>drop [link]</text:p>
          </table:table-cell>
          <table:table-cell office:value-type="string">
            <text:p>Drop ques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ocial</text:p>
          </table:table-cell>
          <table:table-cell office:value-type="string">
            <text:p>leave</text:p>
          </table:table-cell>
          <table:table-cell office:value-type="string">
            <text:p>Leave current group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pell</text:p>
          </table:table-cell>
          <table:table-cell office:value-type="string">
            <text:p>spells</text:p>
          </table:table-cell>
          <table:table-cell office:value-type="string">
            <text:p>Show known spell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ats</text:p>
          </table:table-cell>
          <table:table-cell office:value-type="string">
            <text:p>stats</text:p>
          </table:table-cell>
          <table:table-cell office:value-type="string">
            <text:p>Show sta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rategy</text:p>
          </table:table-cell>
          <table:table-cell office:value-type="string">
            <text:p>co ?</text:p>
          </table:table-cell>
          <table:table-cell office:value-type="string">
            <text:p>Show combat strategies</text:p>
          </table:table-cell>
        </table:table-row>
        <table:table-row table:style-name="ro1">
          <table:table-cell/>
          <table:table-cell office:value-type="string">
            <text:p>co +strategy</text:p>
          </table:table-cell>
          <table:table-cell office:value-type="string">
            <text:p>Add strategy to combat strategies</text:p>
          </table:table-cell>
        </table:table-row>
        <table:table-row table:style-name="ro1">
          <table:table-cell/>
          <table:table-cell office:value-type="string">
            <text:p>co -strategy</text:p>
          </table:table-cell>
          <table:table-cell office:value-type="string">
            <text:p>Remove strategy from combat strategies</text:p>
          </table:table-cell>
        </table:table-row>
        <table:table-row table:style-name="ro1">
          <table:table-cell/>
          <table:table-cell office:value-type="string">
            <text:p>nc ?</text:p>
          </table:table-cell>
          <table:table-cell office:value-type="string">
            <text:p>Show non-combat strategies</text:p>
          </table:table-cell>
        </table:table-row>
        <table:table-row table:style-name="ro1">
          <table:table-cell/>
          <table:table-cell office:value-type="string">
            <text:p>nc +strategy</text:p>
          </table:table-cell>
          <table:table-cell office:value-type="string">
            <text:p>Add strategy to non-combat strategies</text:p>
          </table:table-cell>
        </table:table-row>
        <table:table-row table:style-name="ro1">
          <table:table-cell/>
          <table:table-cell office:value-type="string">
            <text:p>nc -strategy</text:p>
          </table:table-cell>
          <table:table-cell office:value-type="string">
            <text:p>Remove strategy from non-combat strategies</text:p>
          </table:table-cell>
        </table:table-row>
        <table:table-row table:style-name="ro1">
          <table:table-cell/>
          <table:table-cell office:value-type="string">
            <text:p>d (do) action</text:p>
          </table:table-cell>
          <table:table-cell office:value-type="string">
            <text:p>Perform specific action</text:p>
          </table:table-cell>
        </table:table-row>
        <table:table-row table:style-name="ro1" table:number-rows-repeated="655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ter" table:style-name="ta1" table:print="false"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.bot add player</text:p>
          </table:table-cell>
          <table:table-cell office:value-type="string">
            <text:p>Add player as a bot</text:p>
          </table:table-cell>
        </table:table-row>
        <table:table-row table:style-name="ro1">
          <table:table-cell office:value-type="string">
            <text:p>.bot add *</text:p>
          </table:table-cell>
          <table:table-cell office:value-type="string">
            <text:p>Add all offline party members a bots</text:p>
          </table:table-cell>
        </table:table-row>
        <table:table-row table:style-name="ro1">
          <table:table-cell office:value-type="string">
            <text:p>.bot add p1,p2,p3...</text:p>
          </table:table-cell>
          <table:table-cell office:value-type="string">
            <text:p>Add players as bots</text:p>
          </table:table-cell>
        </table:table-row>
        <table:table-row table:style-name="ro1">
          <table:table-cell office:value-type="string">
            <text:p>.bot remove player</text:p>
          </table:table-cell>
          <table:table-cell office:value-type="string">
            <text:p>Remove player as a bot</text:p>
          </table:table-cell>
        </table:table-row>
        <table:table-row table:style-name="ro1">
          <table:table-cell office:value-type="string">
            <text:p>.bot remove *</text:p>
          </table:table-cell>
          <table:table-cell office:value-type="string">
            <text:p>Remove all offline party members a bots</text:p>
          </table:table-cell>
        </table:table-row>
        <table:table-row table:style-name="ro1">
          <table:table-cell office:value-type="string">
            <text:p>.bot remove p1,p2...</text:p>
          </table:table-cell>
          <table:table-cell office:value-type="string">
            <text:p>Remove players as bots</text:p>
          </table:table-cell>
        </table:table-row>
        <table:table-row table:style-name="ro1" table:number-rows-repeated="6552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.05.2010</text:date>, <text:time>11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38:10.79</meta:creation-date>
    <dc:date>2010-05-30T11:52:07.46</dc:date>
    <meta:editing-duration>PT00H09M22S</meta:editing-duration>
    <meta:editing-cycles>4</meta:editing-cycles>
    <meta:generator>OpenOffice.org/3.2$Win32 OpenOffice.org_project/320m12$Build-9483</meta:generator>
    <meta:document-statistic meta:table-count="2" meta:cell-count="60" meta:object-count="0"/>
  </office:meta>
</office:document-meta>
</file>